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0F0000011D5C1B7E77.png"/>
  <manifest:file-entry manifest:media-type="image/png" manifest:full-path="Pictures/1000000000000290000000FA4F359187.png"/>
  <manifest:file-entry manifest:media-type="image/png" manifest:full-path="Pictures/10000000000002AE000000FAB329B3F8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808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6cm" fo:min-width="1.16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3.81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color="#999999" fo:font-size="44pt" style:font-size-asian="44pt" style:font-size-complex="44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style:text-properties fo:font-size="13pt" style:font-size-asian="13pt" style:font-size-complex="13pt"/>
    </style:style>
    <style:style style:name="T1" style:family="text">
      <style:text-properties fo:color="#999999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26.289cm" svg:height="9.576cm" svg:x="0.889cm" svg:y="3.632cm">
            <draw:image xlink:href="Pictures/10000000000002AE000000FAB329B3F8.png" xlink:type="simple" xlink:show="embed" xlink:actuate="onLoad">
              <text:p/>
            </draw:image>
          </draw:frame>
          <draw:frame draw:style-name="gr2" draw:layer="layout" svg:width="0.853cm" svg:height="0.963cm" svg:x="11.43cm" svg:y="3.81cm">
            <draw:text-box>
              <text:p>7</text:p>
            </draw:text-box>
          </draw:frame>
          <draw:frame draw:style-name="gr2" draw:layer="layout" svg:width="0.853cm" svg:height="0.963cm" svg:x="3.964cm" svg:y="6.604cm">
            <draw:text-box>
              <text:p>6</text:p>
            </draw:text-box>
          </draw:frame>
          <draw:frame draw:style-name="gr2" draw:layer="layout" svg:width="0.853cm" svg:height="0.963cm" svg:x="11.43cm" svg:y="6.604cm">
            <draw:text-box>
              <text:p>7</text:p>
            </draw:text-box>
          </draw:frame>
          <draw:frame draw:style-name="gr2" draw:layer="layout" svg:width="0.853cm" svg:height="0.963cm" svg:x="21.49cm" svg:y="6.604cm">
            <draw:text-box>
              <text:p>4</text:p>
            </draw:text-box>
          </draw:frame>
          <draw:frame draw:style-name="gr2" draw:layer="layout" svg:width="0.853cm" svg:height="0.963cm" svg:x="2.032cm" svg:y="9.398cm">
            <draw:text-box>
              <text:p>8</text:p>
            </draw:text-box>
          </draw:frame>
          <draw:frame draw:style-name="gr2" draw:layer="layout" svg:width="0.853cm" svg:height="0.963cm" svg:x="5.842cm" svg:y="9.444cm">
            <draw:text-box>
              <text:p>6</text:p>
            </draw:text-box>
          </draw:frame>
          <draw:frame draw:style-name="gr2" draw:layer="layout" svg:width="0.853cm" svg:height="0.963cm" svg:x="9.398cm" svg:y="9.398cm">
            <draw:text-box>
              <text:p>9</text:p>
            </draw:text-box>
          </draw:frame>
          <draw:frame draw:style-name="gr2" draw:layer="layout" svg:width="0.853cm" svg:height="0.963cm" svg:x="13.208cm" svg:y="9.398cm">
            <draw:text-box>
              <text:p>7</text:p>
            </draw:text-box>
          </draw:frame>
          <draw:frame draw:style-name="gr2" draw:layer="layout" svg:width="0.853cm" svg:height="0.963cm" svg:x="17.78cm" svg:y="9.398cm">
            <draw:text-box>
              <text:p>6</text:p>
            </draw:text-box>
          </draw:frame>
          <draw:frame draw:style-name="gr2" draw:layer="layout" svg:width="0.853cm" svg:height="0.963cm" svg:x="21.336cm" svg:y="9.398cm">
            <draw:text-box>
              <text:p>7</text:p>
            </draw:text-box>
          </draw:frame>
          <draw:frame draw:style-name="gr2" draw:layer="layout" svg:width="0.853cm" svg:height="0.963cm" svg:x="25.092cm" svg:y="9.398cm">
            <draw:text-box>
              <text:p>4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frame draw:style-name="gr1" draw:text-style-name="P2" draw:layer="layout" svg:width="27.508cm" svg:height="10.49cm" svg:x="0.254cm" svg:y="2.972cm">
            <draw:image xlink:href="Pictures/1000000000000290000000FA4F359187.png" xlink:type="simple" xlink:show="embed" xlink:actuate="onLoad">
              <text:p/>
            </draw:image>
          </draw:frame>
          <draw:frame draw:style-name="gr4" draw:layer="layout" svg:width="0.853cm" svg:height="0.963cm" svg:x="1.524cm" svg:y="9.398cm">
            <draw:text-box>
              <text:p>4</text:p>
            </draw:text-box>
          </draw:frame>
          <draw:frame draw:style-name="gr4" draw:layer="layout" svg:width="1.598cm" svg:height="0.963cm" svg:x="6.404cm" svg:y="9.398cm">
            <draw:text-box>
              <text:p>&gt;=5</text:p>
            </draw:text-box>
          </draw:frame>
          <draw:frame draw:style-name="gr4" draw:layer="layout" svg:width="1.598cm" svg:height="0.963cm" svg:x="10.468cm" svg:y="9.352cm">
            <draw:text-box>
              <text:p>&gt;=5</text:p>
            </draw:text-box>
          </draw:frame>
          <draw:frame draw:style-name="gr5" draw:text-style-name="P3" draw:layer="layout" svg:width="1.661cm" svg:height="1.987cm" svg:x="6.142cm" svg:y="11.884cm">
            <draw:text-box>
              <text:p text:style-name="P3"><text:span text:style-name="T1">X</text:span></text:p>
            </draw:text-box>
          </draw:frame>
          <draw:frame draw:style-name="gr5" draw:text-style-name="P3" draw:layer="layout" svg:width="1.661cm" svg:height="1.987cm" svg:x="10.243cm" svg:y="11.885cm">
            <draw:text-box>
              <text:p text:style-name="P3"><text:span text:style-name="T1">X</text:span></text:p>
            </draw:text-box>
          </draw:frame>
          <draw:frame draw:style-name="gr4" draw:layer="layout" svg:width="0.853cm" svg:height="0.963cm" svg:x="13.562cm" svg:y="9.398cm">
            <draw:text-box>
              <text:p>7</text:p>
            </draw:text-box>
          </draw:frame>
          <draw:frame draw:style-name="gr4" draw:layer="layout" svg:width="1.598cm" svg:height="0.963cm" svg:x="18.442cm" svg:y="9.298cm">
            <draw:text-box>
              <text:p>&gt;=8</text:p>
            </draw:text-box>
          </draw:frame>
          <draw:frame draw:style-name="gr4" draw:layer="layout" svg:width="0.853cm" svg:height="0.963cm" svg:x="21.59cm" svg:y="9.298cm">
            <draw:text-box>
              <text:p>9</text:p>
            </draw:text-box>
          </draw:frame>
          <draw:frame draw:style-name="gr4" draw:layer="layout" svg:width="0.853cm" svg:height="0.963cm" svg:x="25.654cm" svg:y="9.298cm">
            <draw:text-box>
              <text:p>6</text:p>
            </draw:text-box>
          </draw:frame>
          <draw:frame draw:style-name="gr4" draw:layer="layout" svg:width="0.853cm" svg:height="0.963cm" svg:x="23.676cm" svg:y="6.35cm">
            <draw:text-box>
              <text:p>6</text:p>
            </draw:text-box>
          </draw:frame>
          <draw:frame draw:style-name="gr4" draw:layer="layout" svg:width="0.853cm" svg:height="0.963cm" svg:x="15.548cm" svg:y="6.35cm">
            <draw:text-box>
              <text:p>7</text:p>
            </draw:text-box>
          </draw:frame>
          <draw:frame draw:style-name="gr4" draw:layer="layout" svg:width="0.853cm" svg:height="0.963cm" svg:x="5.488cm" svg:y="6.35cm">
            <draw:text-box>
              <text:p>4</text:p>
            </draw:text-box>
          </draw:frame>
          <draw:frame draw:style-name="gr4" draw:layer="layout" svg:width="0.853cm" svg:height="0.963cm" svg:x="15.548cm" svg:y="3.302cm">
            <draw:text-box>
              <text:p>7</text:p>
            </draw:text-box>
          </draw:frame>
          <draw:frame draw:style-name="gr5" draw:text-style-name="P3" draw:layer="layout" svg:width="1.661cm" svg:height="1.987cm" svg:x="18.244cm" svg:y="11.886cm">
            <draw:text-box>
              <text:p text:style-name="P3"><text:span text:style-name="T1">X</text:span></text:p>
            </draw:text-box>
          </draw:frame>
          <draw:frame draw:style-name="gr5" draw:text-style-name="P3" draw:layer="layout" svg:width="1.661cm" svg:height="1.987cm" svg:x="17.244cm" svg:y="11.886cm">
            <draw:text-box>
              <text:p text:style-name="P3"><text:span text:style-name="T1">X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frame draw:style-name="gr1" draw:text-style-name="P2" draw:layer="layout" svg:width="26.67cm" svg:height="9.677cm" svg:x="0.61cm" svg:y="2.79cm">
            <draw:image xlink:href="Pictures/100000000000030F0000011D5C1B7E77.png" xlink:type="simple" xlink:show="embed" xlink:actuate="onLoad">
              <text:p/>
            </draw:image>
          </draw:frame>
          <draw:frame draw:style-name="gr4" draw:text-style-name="P4" draw:layer="layout" svg:width="2.335cm" svg:height="0.983cm" svg:x="6.758cm" svg:y="8.536cm">
            <draw:text-box>
              <text:p text:style-name="P4"><text:span text:style-name="T2">(6,1,2)</text:span></text:p>
            </draw:text-box>
          </draw:frame>
          <draw:frame draw:style-name="gr4" draw:text-style-name="P4" draw:layer="layout" svg:width="2.335cm" svg:height="0.983cm" svg:x="18.85cm" svg:y="8.436cm">
            <draw:text-box>
              <text:p text:style-name="P4"><text:span text:style-name="T2">(4,2,3)</text:span></text:p>
            </draw:text-box>
          </draw:frame>
          <draw:frame draw:style-name="gr4" draw:text-style-name="P4" draw:layer="layout" svg:width="2.335cm" svg:height="0.983cm" svg:x="24.846cm" svg:y="8.536cm">
            <draw:text-box>
              <text:p text:style-name="P4"><text:span text:style-name="T2">(1,2,6)</text:span></text:p>
            </draw:text-box>
          </draw:frame>
          <draw:frame draw:style-name="gr4" draw:text-style-name="P5" draw:layer="layout" svg:width="2.407cm" svg:height="1.792cm" svg:x="12.954cm" svg:y="8.128cm">
            <draw:text-box>
              <text:p text:style-name="P4"><text:span text:style-name="T3">Random</text:span><text:span text:style-name="T3"><text:line-break/></text:span><text:span text:style-name="T4">((5,-1,-1),</text:span><text:span text:style-name="T4"><text:line-break/></text:span><text:span text:style-name="T4">(7,4,-1))</text:span></text:p>
            </draw:text-box>
          </draw:frame>
          <draw:frame draw:style-name="gr4" draw:text-style-name="P6" draw:layer="layout" svg:width="2.331cm" svg:height="1.792cm" svg:x="21.855cm" svg:y="5.629cm">
            <draw:text-box>
              <text:p><text:span text:style-name="T3">Random</text:span><text:span text:style-name="T5"><text:line-break/></text:span><text:span text:style-name="T5">((4,2,3),</text:span><text:span text:style-name="T5"><text:line-break/></text:span><text:span text:style-name="T5">(1,2,6))</text:span></text:p>
            </draw:text-box>
          </draw:frame>
          <draw:frame draw:style-name="gr6" draw:text-style-name="P6" draw:layer="layout" svg:width="5.334cm" svg:height="2.317cm" svg:x="4.826cm" svg:y="4.826cm">
            <draw:text-box>
              <text:p text:style-name="P6"><text:span text:style-name="T3">Depends on C's random decision.</text:span><text:span text:style-name="T5"> Maxbound=(7,4,-1)</text:span><text:span text:style-name="T5"><text:line-break/></text:span><text:span text:style-name="T5">Minbound=(6,1,2)</text:span></text:p>
            </draw:text-box>
          </draw:frame>
          <draw:frame draw:style-name="gr6" draw:text-style-name="P6" draw:layer="layout" svg:width="5.334cm" svg:height="2.842cm" svg:x="15.826cm" svg:y="1.827cm">
            <draw:text-box>
              <text:p text:style-name="P6"><text:span text:style-name="T3">Depends on C's random decision in the left subtree.</text:span><text:span text:style-name="T5"> Maxbound=(7,4,-1)</text:span><text:span text:style-name="T5"><text:line-break/></text:span><text:span text:style-name="T5">Minbound=(6,1,2)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6T13:48:06.56</meta:creation-date>
    <meta:editing-duration>P1DT4H28M32S</meta:editing-duration>
    <meta:editing-cycles>4</meta:editing-cycles>
    <dc:date>2012-10-17T18:32:54.44</dc:date>
    <meta:generator>OpenOffice.org/3.4$Win32 OpenOffice.org_project/340m1$Build-9590</meta:generator>
    <meta:document-statistic meta:object-count="66"/>
  </office:meta>
</office:document-meta>
</file>